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</text:span></text:p>
      <text:p text:style-name="P1"><text:span text:style-name="T1"><text:tab/><text:tab/><text:tab/><text:tab/><text:tab/>Pandas</text:span></text:p>
      <text:p text:style-name="P1"><text:span text:style-name="T1"><text:tab/><text:tab/>======================================</text:span></text:p>
      <text:p text:style-name="P1"><text:span text:style-name="T1">Introduction to Pandas:</text:span></text:p>
      <text:p text:style-name="P1"><text:span text:style-name="T1">----------------------------------</text:span></text:p>
      <text:p text:style-name="P1"><text:span text:style-name="T1">=&gt;Pandas is an open source Python Library / Module providing high performance and data manipulation and Analysis Tool.</text:span></text:p>
      <text:p text:style-name="P1"><text:span text:style-name="T1">=&gt;The word PANDAs derived from PANel DAta</text:span></text:p>
      <text:p text:style-name="P1"><text:span text:style-name="T1">=&gt;The pandas concept developed by WES MCKinney in the year 2008.</text:span></text:p>
      <text:p text:style-name="P1"><text:span text:style-name="T1">=&gt;The Traditional Python Programming does not contain any Module for Data Analysis and Now Python Programming uses Pandas as an anaysis tool.</text:span></text:p>
      <text:p text:style-name="P1"><text:span text:style-name="T1">=&gt;Python Pandas can be used in wide range of fields like Finance Services, Statistics , retail maketing sectors..etc</text:span></text:p>
      <text:p text:style-name="P1"><text:span text:style-name="T1">=&gt;pandas module developed in C and Python Languages.</text:span></text:p>
      <text:p text:style-name="P1"><text:span text:style-name="T1">-----------------------------------------------</text:span></text:p>
      <text:p text:style-name="P1"><text:span text:style-name="T1">Instalation of Pandas:</text:span></text:p>
      <text:p text:style-name="P1"><text:span text:style-name="T1">-----------------------------------------------</text:span></text:p>
      <text:p text:style-name="P1"><text:span text:style-name="T1">=&gt;The standard python software / Distribution(CPYTHON) does not contain any module for data analysis and now we are using third party module called PANDAS and whose module name is pandas</text:span></text:p>
      <text:p text:style-name="P1"><text:span text:style-name="T1">=&gt;Programatically to use pandas as part of our python program, we must install pandas module by using pip tool.</text:span></text:p>
      <text:p text:style-name="P2"/>
      <text:p text:style-name="P1"><text:span text:style-name="T1">Syntax:- <text:s text:c="4"/>pip install <text:s text:c="2"/>module name</text:span></text:p>
      <text:p text:style-name="P2"/>
      <text:p text:style-name="P1"><text:span text:style-name="T1">Example:- <text:s text:c="3"/>pip <text:s/>install <text:s text:c="2"/>pandas</text:span></text:p>
      <text:p text:style-name="P1"><text:span text:style-name="T1">-----------------------------------------------------------------------------------------</text:span></text:p>
      <text:p text:style-name="P1"><text:span text:style-name="T1">Key Features of Pandas:-----&gt; Series <text:s text:c="2"/>DataFrame <text:s/></text:span></text:p>
      <text:p text:style-name="P1"><text:span text:style-name="T1">-----------------------------------------------------------------------------------------</text:span></text:p>
      <text:p text:style-name="P1"><text:span text:style-name="T1">1) Fast and Efficient Data Frame with default costomized indexing</text:span></text:p>
      <text:p text:style-name="P1"><text:span text:style-name="T1">2) Tools for loading the data in in-memory data objects( objects of Series, <text:s/>DataFrame <text:s/>as <text:s text:c="2"/>Panels)</text:span></text:p>
      <text:p text:style-name="P1"><text:soft-page-break/><text:span text:style-name="T1">3) We can access the data from pandas by using Labeled Based Slicing and indexing.</text:span></text:p>
      <text:p text:style-name="P1"><text:span text:style-name="T1">4) Columns from in-memory data objects( objects of Series, <text:s/>DataFrame as <text:s text:c="3"/>Panel) can be deleted and inserted and updated</text:span></text:p>
      <text:p text:style-name="P1"><text:span text:style-name="T1">-----------------------------------------------------------------------------------------------------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6" meta:word-count="224" meta:character-count="1863" meta:non-whitespace-character-count="1633"/>
    <meta:generator>LibreOfficeDev/6.0.5.2$Linux_X86_64 LibreOffice_project/</meta:generator>
  </office:meta>
</office:document-meta>
</file>